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67" officeooo:paragraph-rsid="00029a67"/>
    </style:style>
    <style:style style:name="P2" style:family="paragraph" style:parent-style-name="Standard">
      <style:paragraph-properties fo:text-align="center" style:justify-single-word="false"/>
      <style:text-properties officeooo:rsid="0003e7de" officeooo:paragraph-rsid="0003e7de"/>
    </style:style>
    <style:style style:name="P3" style:family="paragraph" style:parent-style-name="Standard">
      <style:paragraph-properties fo:text-align="center" style:justify-single-word="false"/>
      <style:text-properties officeooo:rsid="0004db7a" officeooo:paragraph-rsid="0004db7a"/>
    </style:style>
    <style:style style:name="P4" style:family="paragraph" style:parent-style-name="Standard">
      <style:paragraph-properties fo:text-align="start" style:justify-single-word="false"/>
      <style:text-properties officeooo:rsid="0004db7a" officeooo:paragraph-rsid="0004db7a"/>
    </style:style>
    <style:style style:name="P5" style:family="paragraph" style:parent-style-name="Standard">
      <style:paragraph-properties fo:text-align="start" style:justify-single-word="false"/>
      <style:text-properties officeooo:rsid="00059378" officeooo:paragraph-rsid="00059378"/>
    </style:style>
    <style:style style:name="P6" style:family="paragraph" style:parent-style-name="Standard">
      <style:paragraph-properties fo:text-align="center" style:justify-single-word="false"/>
      <style:text-properties officeooo:rsid="0006b457" officeooo:paragraph-rsid="0004db7a"/>
    </style:style>
    <style:style style:name="P7" style:family="paragraph" style:parent-style-name="Standard">
      <style:paragraph-properties fo:text-align="start" style:justify-single-word="false"/>
      <style:text-properties officeooo:rsid="0006b457" officeooo:paragraph-rsid="0006b457"/>
    </style:style>
    <style:style style:name="P8" style:family="paragraph" style:parent-style-name="Standard">
      <style:paragraph-properties fo:text-align="start" style:justify-single-word="false"/>
      <style:text-properties officeooo:rsid="0008e5d5" officeooo:paragraph-rsid="0008e5d5"/>
    </style:style>
    <style:style style:name="P9" style:family="paragraph" style:parent-style-name="Standard">
      <style:paragraph-properties fo:text-align="start" style:justify-single-word="false"/>
      <style:text-properties officeooo:rsid="000b974a" officeooo:paragraph-rsid="000b974a"/>
    </style:style>
    <style:style style:name="P10" style:family="paragraph" style:parent-style-name="Standard">
      <style:paragraph-properties fo:text-align="center" style:justify-single-word="false"/>
      <style:text-properties officeooo:rsid="000b974a" officeooo:paragraph-rsid="000b974a"/>
    </style:style>
    <style:style style:name="P11" style:family="paragraph" style:parent-style-name="Standard">
      <style:paragraph-properties fo:text-align="start" style:justify-single-word="false"/>
      <style:text-properties officeooo:paragraph-rsid="001991e0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59a4" officeooo:paragraph-rsid="001059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59a4" officeooo:paragraph-rsid="000b974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6c4c" officeooo:paragraph-rsid="00126c4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6815a" officeooo:paragraph-rsid="0016815a"/>
    </style:style>
    <style:style style:name="P16" style:family="paragraph" style:parent-style-name="Standard">
      <style:paragraph-properties fo:text-align="start" style:justify-single-word="false"/>
      <style:text-properties officeooo:rsid="001991e0" officeooo:paragraph-rsid="001991e0"/>
    </style:style>
    <style:style style:name="P17" style:family="paragraph" style:parent-style-name="Preformatted_20_Text">
      <style:paragraph-properties fo:text-align="start" style:justify-single-word="false"/>
      <style:text-properties officeooo:rsid="001991e0" officeooo:paragraph-rsid="001991e0"/>
    </style:style>
    <style:style style:name="P1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89ed9"/>
    </style:style>
    <style:style style:name="T2" style:family="text">
      <style:text-properties officeooo:rsid="000e63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d667" style:font-weight-asian="bold" style:font-weight-complex="bold"/>
    </style:style>
    <style:style style:name="T5" style:family="text">
      <style:text-properties officeooo:rsid="001059a4"/>
    </style:style>
    <style:style style:name="T6" style:family="text">
      <style:text-properties officeooo:rsid="0012269e"/>
    </style:style>
    <style:style style:name="T7" style:family="text">
      <style:text-properties officeooo:rsid="00126c4c"/>
    </style:style>
    <style:style style:name="T8" style:family="text">
      <style:text-properties style:text-underline-style="none"/>
    </style:style>
    <style:style style:name="T9" style:family="text">
      <style:text-properties officeooo:rsid="00182711"/>
    </style:style>
    <style:style style:name="T10" style:family="text">
      <style:text-properties officeooo:rsid="001991e0"/>
    </style:style>
    <style:style style:name="T11" style:family="text">
      <style:text-properties fo:font-size="12pt"/>
    </style:style>
    <style:style style:name="T12" style:family="text">
      <style:text-properties fo:font-size="12pt" officeooo:rsid="001991e0"/>
    </style:style>
    <style:style style:name="T13" style:family="text">
      <style:text-properties officeooo:rsid="001a9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sic Linux Rootkit</text:p>
      <text:p text:style-name="P10">by Kenneth Stocks</text:p>
      <text:p text:style-name="P2"/>
      <text:p text:style-name="P9"><text:span text:style-name="T3">This rootkit hides </text:span><text:span text:style-name="T4">any</text:span><text:span text:style-name="T3"> file </text:span><text:span text:style-name="T4">with a specified name</text:span><text:span text:style-name="T3"> from the user and </text:span><text:span text:style-name="T4">is</text:span><text:span text:style-name="T3"> configured to hide in the system unless restarted </text:span><text:span text:style-name="T4">(this can be disabled)</text:span></text:p>
      <text:p text:style-name="P13"/>
      <text:p text:style-name="P12">Important commands:</text:p>
      <text:p text:style-name="P12">sudo su – makes you root until exit</text:p>
      <text:p text:style-name="P12">exit – exit root mode</text:p>
      <text:p text:style-name="P12">insmod “your module.<text:span text:style-name="T7">ko</text:span>” – <text:s/>insert your module</text:p>
      <text:p text:style-name="P12">rmmod “your module.<text:span text:style-name="T7">ko</text:span>” – <text:s/><text:span text:style-name="T6">remove your module</text:span></text:p>
      <text:p text:style-name="P14"><text:span text:style-name="T8">dmesg | grep “your module name” – show messages we told to be written to kernel buffer</text:span></text:p>
      <text:p text:style-name="P15">grep “your module name’ /<text:span text:style-name="T9">proc/syscall (its something else)</text:span></text:p>
      <text:p text:style-name="P3"/>
      <text:p text:style-name="P8">1). Install Kernel modules on Linux</text:p>
      <text:p text:style-name="P8">2). Follow tutorial</text:p>
      <text:p text:style-name="P8"><text:s text:c="12"/><text:span text:style-name="T5">The Makefile can be found here – <text:s/>(get link to make file)</text:span></text:p>
      <text:p text:style-name="P8"><text:tab/>Their code for finding the sys_call_table might not work. Use the acquire_sys_call_table function from the github repo in place of their <text:s/>find() function</text:p>
      <text:p text:style-name="P8"/>
      <text:p text:style-name="P8">---------------------------------------------------------------------------------------</text:p>
      <text:p text:style-name="P3"/>
      <text:p text:style-name="P7">Before beginning, kernel header files need to be installed to allow for compiling your own kernel modules. I am currently running these on Ubuntu 16.04</text:p>
      <text:p text:style-name="P7"/>
      <text:p text:style-name="P7">–---<text:span text:style-name="T1">Find website for installing the kernel modules-------</text:span></text:p>
      <text:p text:style-name="P6"/>
      <text:p text:style-name="P6"/>
      <text:p text:style-name="P5">I followed this tutorial:</text:p>
      <text:p text:style-name="P3"/>
      <text:p text:style-name="P4"><text:a xlink:type="simple" xlink:href="http://turbochaos.blogspot.com/2013/09/linux-rootkits-101-1-of-3.html" text:style-name="Internet_20_link" text:visited-style-name="Visited_20_Internet_20_Link">http://turbochaos.blogspot.com/2013/09/linux-rootkits-101-1-of-3.html</text:a></text:p>
      <text:p text:style-name="P4"/>
      <text:p text:style-name="P5">The end of the tutorial has the code that you need <text:span text:style-name="T2">besides the find function. This function needs to be replaced with the acquire_sys_call_table found below</text:span> </text:p>
      <text:p text:style-name="P5"/>
      <text:p text:style-name="P5"><text:a xlink:type="simple" xlink:href="https://github.com/Eterna1/puszek-rootkit/blob/master/rootkit.c#L1004" text:style-name="Internet_20_link" text:visited-style-name="Visited_20_Internet_20_Link">https://github.com/Eterna1/puszek-rootkit/blob/master/rootkit.c#L1004</text:a></text:p>
      <text:p text:style-name="P5"/>
      <text:p text:style-name="P16">The<text:span text:style-name="T13">se</text:span> are some lines that change pointers which can be commented out so the module can be removed. <text:span text:style-name="T13">They are found at the beginning of rooty_init()</text:span></text:p>
      <text:p text:style-name="P16"/>
      <text:p text:style-name="P17"><text:s/><text:span text:style-name="T11">list_del_init(&amp;__this_module.list);</text:span></text:p>
      <text:p text:style-name="P18"><text:s/><text:span text:style-name="T11">kobject_del(&amp;THIS_MODULE-&gt;mkobj.kobj);</text:span></text:p>
      <text:p text:style-name="P16"/>
      <text:p text:style-name="P11"><text:span text:style-name="T10">Change .rooty in <text:s/></text:span><text:s/><text:span text:style-name="T11">char *proc_protect = ".rooty"; </text:span><text:span text:style-name="T12">to hide whatever filename you wish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8:05:48.890666959</meta:creation-date>
    <dc:date>2018-03-14T18:29:21.187548778</dc:date>
    <meta:editing-duration>PT23M2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31" meta:character-count="1684" meta:non-whitespace-character-count="1451"/>
  </office:meta>
</office:document-meta>
</file>